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e1" style:family="table">
      <style:table-properties style:width="17cm" table:align="margins" style:shadow="none"/>
    </style:style>
    <style:style style:name="Tabelle1.A" style:family="table-column">
      <style:table-column-properties style:column-width="8.5cm" style:rel-column-width="32767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17.013cm" fo:margin-left="0cm" table:align="left" style:shadow="none"/>
    </style:style>
    <style:style style:name="Tabelle2.A" style:family="table-column">
      <style:table-column-properties style:column-width="9.79cm"/>
    </style:style>
    <style:style style:name="Tabelle2.B" style:family="table-column">
      <style:table-column-properties style:column-width="3.175cm"/>
    </style:style>
    <style:style style:name="Tabelle2.C" style:family="table-column">
      <style:table-column-properties style:column-width="2.081cm"/>
    </style:style>
    <style:style style:name="Tabelle2.D" style:family="table-column">
      <style:table-column-properties style:column-width="1.967cm"/>
    </style:style>
    <style:style style:name="Tabelle2.A1" style:family="table-cell">
      <style:table-cell-properties fo:background-color="#e6e6e6" fo:padding="0.097cm" fo:border="none">
        <style:background-image/>
      </style:table-cell-properties>
    </style:style>
    <style:style style:name="Tabelle3" style:family="table">
      <style:table-properties style:width="17.013cm" fo:margin-left="0cm" table:align="left" style:shadow="none"/>
    </style:style>
    <style:style style:name="Tabelle3.A" style:family="table-column">
      <style:table-column-properties style:column-width="9.802cm"/>
    </style:style>
    <style:style style:name="Tabelle3.B" style:family="table-column">
      <style:table-column-properties style:column-width="3.15cm"/>
    </style:style>
    <style:style style:name="Tabelle3.C" style:family="table-column">
      <style:table-column-properties style:column-width="2.117cm"/>
    </style:style>
    <style:style style:name="Tabelle3.D" style:family="table-column">
      <style:table-column-properties style:column-width="1.944cm"/>
    </style:style>
    <style:style style:name="Tabelle3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O IN OBJECTS</text:text-input></text:p>
      <text:p text:style-name="Standard"><text:placeholder text:placeholder-type="text">&lt;setLang(o.partner_id.lang or 'de_DE')&gt;</text:placeholder></text:p>
      <text:p text:style-name="Standard"/>
      <table:table table:name="Tabelle1" table:style-name="Tabelle1">
        <table:table-column table:style-name="Tabelle1.A" table:number-columns-repeated="2"/>
        <table:table-row>
          <table:table-cell table:style-name="Tabelle1.A1" office:value-type="string">
            <text:p text:style-name="Table_20_Contents"><text:text-input text:description="&lt;o.partner_id and o.partner_id.mail_address or &quot;&quot;&gt;">ADDRESS</text:text-input></text:p>
          </table:table-cell>
          <table:table-cell table:style-name="Tabelle1.A1" office:value-type="string">
            <text:p text:style-name="Table_20_Contents"><text:text-input text:description="&lt;o.dest_address_id and o.dest_address_id.mail_address or &quot;&quot;&gt;">DEST_ADDRESS</text:text-input></text:p>
          </table:table-cell>
        </table:table-row>
      </table:table>
      <text:p text:style-name="Standard"/>
      <text:p text:style-name="Standard"/>
      <text:h text:style-name="Heading_20_1" text:outline-level="1">Angebotsanfrage <text:text-input text:description="&lt;o.name&gt;">NAME</text:text-input></text:h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row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3">Menge</text:p>
          </table:table-cell>
          <table:table-cell table:style-name="Tabelle2.A1" office:value-type="string">
            <text:p text:style-name="P2">Einheit</text:p>
          </table:table-cell>
          <table:table-cell table:style-name="Tabelle2.A1" office:value-type="string">
            <text:p text:style-name="P3">Lief. Datum</text:p>
          </table:table-cell>
        </table:table-row>
      </table:table>
      <text:p text:style-name="Standard"><text:text-input text:description="&lt;for each=&quot;l in o.order_line&quot;&gt;">FOR EACH l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4"><text:text-input text:description="&lt;l.name&gt;">NAME</text:text-input></text:p>
          </table:table-cell>
          <table:table-cell table:style-name="Tabelle3.A1" office:value-type="string">
            <text:p text:style-name="P6"><text:text-input text:description="&lt;formatLang(l.product_qty)&gt;">QTY</text:text-input> </text:p>
          </table:table-cell>
          <table:table-cell table:style-name="Tabelle3.A1" office:value-type="string">
            <text:p text:style-name="P5"><text:text-input text:description="&lt;l.product_uom and l.product_uom.name or &quot;&quot;&gt;">UOM</text:text-input></text:p>
          </table:table-cell>
          <table:table-cell table:style-name="Tabelle3.A1" office:value-type="string">
            <text:p text:style-name="P6"><text:text-input text:description="&lt;formatLang(l.date_planned,date=True)&gt;">DATE</text:text-input></text:p>
          </table:table-cell>
        </table:table-row>
      </table:table>
      <text:p text:style-name="Standard"><text:text-input text:description="&lt;/for&gt;">END FOR</text:text-input></text:p>
      <text:p text:style-name="Standard"><text:text-input text:description="&lt;if test=&quot;o.notes&quot;&gt;">IF NOTES</text:text-input></text:p>
      <text:p text:style-name="Standard"/>
      <text:p text:style-name="Standard"><text:text-input text:description="&lt;format(o.notes)&gt;">NOTES</text:text-input></text:p>
      <text:p text:style-name="Standard"><text:text-input text:description="&lt;/if&gt;">END IF</text:text-input></text:p>
      <text:p text:style-name="Standard"/>
      <text:p text:style-name="Standard">Mit freundlichen Grüßen</text:p>
      <text:p text:style-name="Standard"/>
      <text:p text:style-name="Standard"><text:text-input text:description="&lt;user.name or ''&gt;">USER</text:text-input></text:p>
      <text:p text:style-name="Standard"><text:text-input text:description="&lt;user.phone&gt;">PHONE</text:text-input></text:p>
      <text:p text:style-name="Standard"><text:text-input text:description="&lt;user.email&gt;">EMAIL</text:text-input></text:p>
      <text:p text:style-name="Standard"><text:text-input text:description="&lt;/for&gt;">END 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swiss"/>
    <style:font-face style:name="Arial1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AT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Reisenhofer</meta:initial-creator>
    <meta:creation-date>2014-04-07T19:40:20</meta:creation-date>
    <dc:date>2014-04-07T21:56:52</dc:date>
    <dc:creator>Martin Reisenhofer</dc:creator>
    <meta:editing-duration>PT2H4M49S</meta:editing-duration>
    <meta:editing-cycles>13</meta:editing-cycles>
    <meta:generator>LibreOffice/3.5$Linux_X86_64 LibreOffice_project/350m1$Build-2</meta:generator>
    <meta:document-statistic meta:table-count="3" meta:image-count="0" meta:object-count="0" meta:page-count="1" meta:paragraph-count="23" meta:word-count="38" meta:character-count="224" meta:non-whitespace-character-count="208"/>
  </office:meta>
</office:document-meta>
</file>